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aef" officeooo:paragraph-rsid="001afaef"/>
    </style:style>
    <style:style style:name="P2" style:family="paragraph" style:parent-style-name="Standard">
      <style:text-properties officeooo:rsid="001ebeaa" officeooo:paragraph-rsid="001ebeaa" fo:background-color="#00cc33"/>
    </style:style>
    <style:style style:name="P3" style:family="paragraph" style:parent-style-name="Standard">
      <style:text-properties officeooo:rsid="001afaef" officeooo:paragraph-rsid="001afaef" fo:background-color="#00cc33"/>
    </style:style>
    <style:style style:name="P4" style:family="paragraph" style:parent-style-name="Standard">
      <style:text-properties officeooo:rsid="00249daa" officeooo:paragraph-rsid="00249daa"/>
    </style:style>
    <style:style style:name="T1" style:family="text">
      <style:text-properties fo:background-color="#00cc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anner heights </text:span>+ extrra</text:p>
      <text:p text:style-name="P1"/>
      <text:p text:style-name="P3">background color</text:p>
      <text:p text:style-name="P3"/>
      <text:p text:style-name="P3">post images</text:p>
      <text:p text:style-name="P3"/>
      <text:p text:style-name="P3">title Urban concept add</text:p>
      <text:p text:style-name="P3"/>
      <text:p text:style-name="P3">buttons on carousel</text:p>
      <text:p text:style-name="P3"/>
      <text:p text:style-name="P1"><text:span text:style-name="T1">mobile view</text:span> </text:p>
      <text:p text:style-name="P1"/>
      <text:p text:style-name="P2">replace shell banner with autocad pic</text:p>
      <text:p text:style-name="P1"/>
      <text:p text:style-name="P4">Add gallery</text:p>
      <text:p text:style-name="P4"/>
      <text:p text:style-name="P4">Add profile and biography of each team me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8:18:05.090006391</meta:creation-date>
    <dc:date>2017-10-28T14:01:03.113197253</dc:date>
    <meta:editing-duration>PT4H38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3" meta:character-count="197" meta:non-whitespace-character-count="172"/>
  </office:meta>
</office:document-meta>
</file>